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1F4000001EE8EF4FCAA0B3A3EB8.jpg" manifest:media-type="image/jpeg"/>
  <manifest:file-entry manifest:full-path="Pictures/10000000000001F40000018D79E1FDE382716EB8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161cm" fo:margin-left="-0.15cm" table:align="left" style:writing-mode="lr-tb"/>
    </style:style>
    <style:style style:name="Table1.A" style:family="table-column">
      <style:table-column-properties style:column-width="2.134cm"/>
    </style:style>
    <style:style style:name="Table1.B" style:family="table-column">
      <style:table-column-properties style:column-width="4.24cm"/>
    </style:style>
    <style:style style:name="Table1.C" style:family="table-column">
      <style:table-column-properties style:column-width="0.25cm"/>
    </style:style>
    <style:style style:name="Table1.D" style:family="table-column">
      <style:table-column-properties style:column-width="0.998cm"/>
    </style:style>
    <style:style style:name="Table1.E" style:family="table-column">
      <style:table-column-properties style:column-width="0.769cm"/>
    </style:style>
    <style:style style:name="Table1.F" style:family="table-column">
      <style:table-column-properties style:column-width="3.475cm"/>
    </style:style>
    <style:style style:name="Table1.G" style:family="table-column">
      <style:table-column-properties style:column-width="5.29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1.A7" style:family="table-cell">
      <style:table-cell-properties style:vertical-align="top" fo:padding-left="0.123cm" fo:padding-right="0.123cm" fo:padding-top="0cm" fo:padding-bottom="0cm" fo:border-left="0.5pt solid #000000" fo:border-right="0.5pt solid #000000" fo:border-top="" fo:border-bottom="0.5pt solid #000000" style:writing-mode="lr-tb"/>
    </style:style>
    <style:style style:name="Table1.8" style:family="table-row">
      <style:table-row-properties fo:keep-together="always"/>
    </style:style>
    <style:style style:name="Table1.A8" style:family="table-cell">
      <style:table-cell-properties style:vertical-align="top" fo:padding-left="0.123cm" fo:padding-right="0.123cm" fo:padding-top="0cm" fo:padding-bottom="0cm" fo:border-left="0.5pt solid #000000" fo:border-right="none" fo:border-top="" fo:border-bottom="0.5pt solid #000000" style:writing-mode="lr-tb"/>
    </style:style>
    <style:style style:name="Table2" style:family="table">
      <style:table-properties style:width="17.161cm" fo:margin-left="-0.15cm" table:align="left" style:writing-mode="lr-tb"/>
    </style:style>
    <style:style style:name="Table2.A" style:family="table-column">
      <style:table-column-properties style:column-width="1.879cm"/>
    </style:style>
    <style:style style:name="Table2.B" style:family="table-column">
      <style:table-column-properties style:column-width="15.282cm"/>
    </style:style>
    <style:style style:name="Table2.1" style:family="table-row">
      <style:table-row-properties fo:keep-together="always"/>
    </style:style>
    <style:style style:name="Table2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2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hyphenation-ladder-count="no-limit" style:snap-to-layout-gri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P3" style:family="paragraph" style:parent-style-name="Standard">
      <style:paragraph-properties fo:text-align="justify" style:justify-single-word="false" fo:hyphenation-ladder-count="no-limit"/>
      <style:text-properties fo:hyphenate="false" fo:hyphenation-remain-char-count="2" fo:hyphenation-push-char-count="2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line-height="115%" fo:text-align="center" style:justify-single-word="false" fo:hyphenation-ladder-count="no-limit" style:snap-to-layout-grid="false"/>
      <style:text-properties fo:font-size="12pt" fo:font-weight="bold" style:font-size-asian="12pt" style:language-asian="ar" style:country-asian="SA" style:font-weight-asian="bold" style:font-size-complex="12pt" style:font-weight-complex="bold" fo:hyphenate="fals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 fo:hyphenation-ladder-count="no-limit"/>
      <style:text-properties fo:font-size="12pt" fo:font-weight="bold" style:font-size-asian="12pt" style:language-asian="ar" style:country-asian="SA" style:font-weight-asian="bold" style:font-size-complex="12pt" style:font-weight-complex="bold" fo:hyphenate="false" fo:hyphenation-remain-char-count="2" fo:hyphenation-push-char-count="2"/>
    </style:style>
    <style:style style:name="P8" style:family="paragraph" style:parent-style-name="Standard">
      <style:paragraph-properties fo:text-align="justify" style:justify-single-word="false"/>
      <style:text-properties fo:font-size="12pt" style:font-size-asian="12pt" style:language-asian="ar" style:country-asian="SA" style:font-size-complex="12pt"/>
    </style:style>
    <style:style style:name="P9" style:family="paragraph" style:parent-style-name="Standard">
      <style:paragraph-properties fo:line-height="115%" fo:text-align="justify" style:justify-single-word="false" fo:hyphenation-ladder-count="no-limit" style:snap-to-layout-grid="false"/>
      <style:text-properties fo:font-size="12pt" style:font-size-asian="12pt" style:language-asian="ar" style:country-asian="SA" style:font-size-complex="12pt" fo:hyphenate="false" fo:hyphenation-remain-char-count="2" fo:hyphenation-push-char-count="2"/>
    </style:style>
    <style:style style:name="P10" style:family="paragraph" style:parent-style-name="Standard">
      <style:paragraph-properties fo:line-height="115%" fo:text-align="justify" style:justify-single-word="false" fo:hyphenation-ladder-count="no-limit" style:snap-to-layout-grid="false"/>
      <style:text-properties fo:font-size="12pt" style:font-size-asian="12pt" style:language-asian="ar" style:country-asian="SA" style:font-size-complex="12pt" style:font-weight-complex="bold" fo:hyphenate="false" fo:hyphenation-remain-char-count="2" fo:hyphenation-push-char-count="2"/>
    </style:style>
    <style:style style:name="P11" style:family="paragraph" style:parent-style-name="Standard">
      <style:paragraph-properties fo:text-align="justify" style:justify-single-word="false" fo:hyphenation-ladder-count="no-limit"/>
      <style:text-properties fo:font-size="12pt" style:font-size-asian="12pt" style:language-asian="ar" style:country-asian="SA" style:font-size-complex="12pt" style:font-weight-complex="bold" fo:hyphenate="false" fo:hyphenation-remain-char-count="2" fo:hyphenation-push-char-count="2"/>
    </style:style>
    <style:style style:name="P12" style:family="paragraph" style:parent-style-name="Standard">
      <style:text-properties style:font-name="Arial" fo:font-size="12pt" fo:font-weight="bold" style:font-size-asian="12pt" style:font-weight-asian="bold" style:font-name-complex="Arial" style:font-size-complex="12pt"/>
    </style:style>
    <style:style style:name="P13" style:family="paragraph" style:parent-style-name="Standard">
      <style:paragraph-properties fo:text-align="justify" style:justify-single-word="false"/>
      <style:text-properties fo:font-size="13pt" fo:font-weight="bold" style:font-size-asian="13pt" style:font-weight-asian="bold" style:font-size-complex="13pt"/>
    </style:style>
    <style:style style:name="P14" style:family="paragraph" style:parent-style-name="Standard">
      <style:paragraph-properties fo:text-align="justify" style:justify-single-word="false"/>
      <style:text-properties fo:font-size="13pt" fo:font-weight="bold" style:font-size-asian="13pt" style:language-asian="ar" style:country-asian="SA" style:font-weight-asian="bold" style:font-size-complex="13pt"/>
    </style:style>
    <style:style style:name="P15" style:family="paragraph" style:parent-style-name="Standard">
      <style:paragraph-properties fo:text-align="justify" style:justify-single-word="false"/>
      <style:text-properties fo:font-size="13pt" style:font-size-asian="13pt" style:font-size-complex="13pt"/>
    </style:style>
    <style:style style:name="P16" style:family="paragraph" style:parent-style-name="Standard">
      <style:paragraph-properties fo:line-height="115%" fo:text-align="justify" style:justify-single-word="false" fo:hyphenation-ladder-count="no-limit" style:snap-to-layout-gri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P17" style:family="paragraph" style:parent-style-name="Standard">
      <style:paragraph-properties fo:line-height="115%" fo:text-align="justify" style:justify-single-word="false" fo:hyphenation-ladder-count="no-limit" style:snap-to-layout-grid="false"/>
      <style:text-properties fo:hyphenate="false" fo:hyphenation-remain-char-count="2" fo:hyphenation-push-char-count="2"/>
    </style:style>
    <style:style style:name="P18" style:family="paragraph" style:parent-style-name="Standard">
      <style:paragraph-properties fo:text-align="end" style:justify-single-word="false" fo:hyphenation-ladder-count="no-limit"/>
      <style:text-properties fo:hyphenate="false" fo:hyphenation-remain-char-count="2" fo:hyphenation-push-char-count="2"/>
    </style:style>
    <style:style style:name="P19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4pt" fo:font-weight="bold" style:font-size-asian="4pt" style:font-weight-asian="bold" style:font-size-complex="4pt"/>
    </style:style>
    <style:style style:name="P21" style:family="paragraph" style:parent-style-name="Standard">
      <style:paragraph-properties fo:text-align="center" style:justify-single-word="false"/>
      <style:text-properties fo:font-size="7pt" fo:font-weight="bold" style:font-size-asian="7pt" style:font-weight-asian="bold"/>
    </style:style>
    <style:style style:name="P22" style:family="paragraph" style:parent-style-name="Standard">
      <style:paragraph-properties fo:text-align="center" style:justify-single-word="false"/>
      <style:text-properties fo:font-size="8pt" fo:font-weight="bold" style:font-size-asian="8pt" style:font-weight-asian="bold" style:font-size-complex="8pt"/>
    </style:style>
    <style:style style:name="P23" style:family="paragraph" style:parent-style-name="Standard" style:master-page-name="Standard">
      <style:paragraph-properties style:page-number="auto"/>
    </style:style>
    <style:style style:name="P24" style:family="paragraph" style:parent-style-name="Header">
      <style:paragraph-properties fo:margin-left="-0.318cm" fo:margin-right="-1.508cm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bold" style:font-size-asian="12pt" style:language-asian="ar" style:country-asian="SA" style:font-weight-asian="bold" style:font-size-complex="12pt"/>
    </style:style>
    <style:style style:name="T3" style:family="text">
      <style:text-properties fo:font-size="12pt" fo:font-weight="bold" style:font-size-asian="12pt" style:language-asian="ar" style:country-asian="SA" style:font-weight-asian="bold" style:font-size-complex="12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font-size-asian="12pt" style:language-asian="ar" style:country-asian="SA" style:font-size-complex="12pt"/>
    </style:style>
    <style:style style:name="T6" style:family="text">
      <style:text-properties fo:font-size="12pt" style:font-size-asian="12pt" style:language-asian="ar" style:country-asian="SA" style:font-size-complex="12pt" style:font-weight-complex="bold"/>
    </style:style>
    <style:style style:name="T7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font-size-asian="12pt" style:font-name-complex="Arial" style:font-size-complex="12pt"/>
    </style:style>
    <style:style style:name="T9" style:family="text">
      <style:text-properties style:text-position="super 58%"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10" style:family="text">
      <style:text-properties style:font-weight-complex="bold"/>
    </style:style>
    <style:style style:name="T11" style:family="text">
      <style:text-properties fo:font-size="11pt" fo:font-weight="bold" style:font-size-asian="11pt" style:font-weight-asian="bold" style:font-size-complex="11pt"/>
    </style:style>
    <style:style style:name="T12" style:family="text">
      <style:text-properties style:font-size-complex="4pt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-left="0.263cm" fo:padding-right="0.263cm" fo:padding-top="0.136cm" fo:padding-bottom="0.136cm" fo:border="0.51pt solid #000000"/>
    </style:style>
    <style:style style:name="fr2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-left="0.256cm" fo:padding-right="0.256cm" fo:padding-top="0.129cm" fo:padding-bottom="0.129cm" fo:border="none"/>
    </style:style>
    <style:style style:name="fr3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1"/>
      <text:p text:style-name="P1"/>
      <text:p text:style-name="P4">MATRÍCULA ALUNO REGULAR</text:p>
      <text:p text:style-name="P13"/>
      <text:p text:style-name="P14"><draw:frame draw:style-name="fr1" draw:name="Frame1" text:anchor-type="char" svg:x="5.479cm" svg:y="0.111cm" svg:width="6.632cm" svg:height="0.974cm" draw:z-index="3"><draw:text-box><text:p text:style-name="Standard"><text:span text:style-name="T7">N</text:span><text:span text:style-name="T9">o</text:span><text:span text:style-name="T7"> Matrícula:</text:span><text:span text:style-name="T8"> 2015.1.214.004</text:span></text:p><text:p text:style-name="P12"/></draw:text-box></draw:frame></text:p>
      <text:p text:style-name="P13"/>
      <text:p text:style-name="P15"/>
      <text:p text:style-name="P1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columns-spanned="2" office:value-type="string">
            <text:p text:style-name="P16"><text:span text:style-name="T5">Ano: 2016</text:span></text:p>
          </table:table-cell>
          <table:covered-table-cell/>
          <table:table-cell table:style-name="Table1.C1" table:number-columns-spanned="5" office:value-type="string">
            <text:p text:style-name="P16"><text:span text:style-name="T5">Semestre: </text:span><field:fieldmark text:name="__Fieldmark__0_273582240" field:type="vnd.oasis.opendocument.field.FORMCHECKBOX"><field:param field:name="Checkbox_Checked" field:value="true"/><field:param field:name="Checkbox_HelpText" field:value=""/><field:param field:name="Checkbox_Name" field:value="CheckBox"/></field:fieldmark><text:span text:style-name="T5"><text:s/>I <text:s text:c="2"/></text:span><field:fieldmark text:name="__Fieldmark__1_273582240" field:type="vnd.oasis.opendocument.field.FORMCHECKBOX"><field:param field:name="Checkbox_HelpText" field:value=""/><field:param field:name="Checkbox_Name" field:value="CheckBox"/></field:fieldmark><text:span text:style-name="T5"><text:s/>II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C1" table:number-columns-spanned="7" office:value-type="string">
            <text:p text:style-name="P16"><text:span text:style-name="T5">( <text:s text:c="3"/>) 1ª Matrícula ( <text:s text:c="3"/>) 2ª Matrícula (x) 3ª Matrícula ( <text:s text:c="3"/>) 4ª Matrícula ( <text:s text:c="3"/>) 5ª Matrícul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C1" table:number-columns-spanned="7" office:value-type="string">
            <text:p text:style-name="P16"><text:span text:style-name="T5">Nome do Discente: Larissa Gonçalves Souz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C1" table:number-columns-spanned="7" office:value-type="string">
            <text:p text:style-name="P16"><text:span text:style-name="T5">Nome do Orientador: Patrícia de Siqueira Ram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C1" table:number-columns-spanned="7" office:value-type="string">
            <text:p text:style-name="P16"><text:span text:style-name="T5">Linha de Pesquisa: (x) Modelagem Estatística e Estatística Computacional </text:span></text:p>
            <text:p text:style-name="P16"><text:span text:style-name="T5"><text:s text:c="31"/>( <text:s text:c="3"/>)</text:span> <text:span text:style-name="T5">Matemática Aplicada e Modelagem Matemátic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C1" table:number-columns-spanned="7" office:value-type="string">
            <text:p text:style-name="P16"><text:span text:style-name="T5">Nível: (x) Mestrado ( <text:s text:c="3"/>) Doutorad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7" table:number-columns-spanned="7" office:value-type="string">
            <text:p text:style-name="P16"><text:span text:style-name="T5">Endereço atual: Rua Dr Arnaldo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8" office:value-type="string">
            <text:p text:style-name="P16"><text:span text:style-name="T5">Nº 12</text:span></text:p>
          </table:table-cell>
          <table:table-cell table:style-name="Table1.A8" table:number-columns-spanned="2" office:value-type="string">
            <text:p text:style-name="P16"><text:span text:style-name="T5">Complemento: Apt 103</text:span></text:p>
          </table:table-cell>
          <table:covered-table-cell/>
          <table:table-cell table:style-name="Table1.A8" table:number-columns-spanned="3" office:value-type="string">
            <text:p text:style-name="P16"><text:span text:style-name="T5">Bairro: Centro</text:span></text:p>
          </table:table-cell>
          <table:covered-table-cell/>
          <table:covered-table-cell/>
          <table:table-cell table:style-name="Table1.A7" office:value-type="string">
            <text:p text:style-name="P16"><text:span text:style-name="T5">CEP: 37014030</text:span></text:p>
          </table:table-cell>
        </table:table-row>
        <table:table-row table:style-name="Table1.8">
          <table:table-cell table:style-name="Table1.A8" table:number-columns-spanned="5" office:value-type="string">
            <text:p text:style-name="P17"><text:span text:style-name="T4">Cidade: Varginha</text:span></text:p>
          </table:table-cell>
          <table:covered-table-cell/>
          <table:covered-table-cell/>
          <table:covered-table-cell/>
          <table:covered-table-cell/>
          <table:table-cell table:style-name="Table1.A7" table:number-columns-spanned="2" office:value-type="string">
            <text:p text:style-name="P16"><text:span text:style-name="T5">UF: MG</text:span></text:p>
          </table:table-cell>
          <table:covered-table-cell/>
        </table:table-row>
        <table:table-row table:style-name="Table1.8">
          <table:table-cell table:style-name="Table1.A8" table:number-columns-spanned="5" office:value-type="string">
            <text:p text:style-name="P17"><text:span text:style-name="T4">RG: MG 16.635.531 <text:s text:c="24"/>Expedidor SSPMG <text:s text:c="25"/></text:span></text:p>
          </table:table-cell>
          <table:covered-table-cell/>
          <table:covered-table-cell/>
          <table:covered-table-cell/>
          <table:covered-table-cell/>
          <table:table-cell table:style-name="Table1.A7" table:number-columns-spanned="2" office:value-type="string">
            <text:p text:style-name="P17"><text:span text:style-name="T4">CPF: 103.470.046-44</text:span></text:p>
          </table:table-cell>
          <table:covered-table-cell/>
        </table:table-row>
        <table:table-row table:style-name="Table1.8">
          <table:table-cell table:style-name="Table1.A7" table:number-columns-spanned="7" office:value-type="string">
            <text:p text:style-name="P17"><text:span text:style-name="T4">E-mail: Larissa_cxb@hotmail.com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8" table:number-columns-spanned="4" office:value-type="string">
            <text:p text:style-name="P17"><text:span text:style-name="T4">Telefone fixo: ( <text:s text:c="4"/>) <text:s text:c="10"/>- </text:span></text:p>
          </table:table-cell>
          <table:covered-table-cell/>
          <table:covered-table-cell/>
          <table:covered-table-cell/>
          <table:table-cell table:style-name="Table1.A7" table:number-columns-spanned="3" office:value-type="string">
            <text:p text:style-name="P17"><text:span text:style-name="T4">Celular: (35)9181-0445 </text:span></text:p>
          </table:table-cell>
          <table:covered-table-cell/>
          <table:covered-table-cell/>
        </table:table-row>
      </table:table>
      <text:p text:style-name="P8"/>
      <text:p text:style-name="P2"><text:s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">Código</text:p>
          </table:table-cell>
          <table:table-cell table:style-name="Table2.B1" office:value-type="string">
            <text:p text:style-name="P6">Nome da Disciplina</text:p>
          </table:table-cell>
        </table:table-row>
        <table:table-row table:style-name="Table2.1">
          <table:table-cell table:style-name="Table2.A1" office:value-type="string">
            <text:p text:style-name="P9">EAB12</text:p>
          </table:table-cell>
          <table:table-cell table:style-name="Table2.B1" office:value-type="string">
            <text:p text:style-name="P9">Estatística Computacional</text:p>
          </table:table-cell>
        </table:table-row>
        <table:table-row table:style-name="Table2.1">
          <table:table-cell table:style-name="Table2.A1" office:value-type="string">
            <text:p text:style-name="P10">EAB06</text:p>
          </table:table-cell>
          <table:table-cell table:style-name="Table2.B1" office:value-type="string">
            <text:p text:style-name="P9">Estágio Docência I</text:p>
          </table:table-cell>
        </table:table-row>
        <table:table-row table:style-name="Table2.1">
          <table:table-cell table:style-name="Table2.A1" office:value-type="string">
            <text:p text:style-name="P10">EAB24</text:p>
          </table:table-cell>
          <table:table-cell table:style-name="Table2.B1" office:value-type="string">
            <text:p text:style-name="P9">Seminários III</text:p>
          </table:table-cell>
        </table:table-row>
        <table:table-row table:style-name="Table2.1">
          <table:table-cell table:style-name="Table2.A1" office:value-type="string">
            <text:p text:style-name="P9"/>
          </table:table-cell>
          <table:table-cell table:style-name="Table2.B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P9"/>
          </table:table-cell>
          <table:table-cell table:style-name="Table2.B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P9"/>
          </table:table-cell>
          <table:table-cell table:style-name="Table2.B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P9"/>
          </table:table-cell>
          <table:table-cell table:style-name="Table2.B1" office:value-type="string">
            <text:p text:style-name="P9"/>
          </table:table-cell>
        </table:table-row>
      </table:table>
      <text:p text:style-name="P5">* Conferir disciplinas disponíveis para o semestre no calendário de aulas dos Programas de Pós-graduação.</text:p>
      <text:p text:style-name="P7"/>
      <text:p text:style-name="P18"><text:span text:style-name="T6">Alfenas,_____de­­­­­____________de 20___.</text:span></text:p>
      <text:p text:style-name="P11"/>
      <text:p text:style-name="P11"/>
      <text:p text:style-name="P7">Assinaturas:</text:p>
      <text:p text:style-name="P7"/>
      <text:p text:style-name="P3"><text:span text:style-name="T6">Mestrando/Doutorando_____________________________________________________________</text:span></text:p>
      <text:p text:style-name="P11"/>
      <text:p text:style-name="P3"><text:span text:style-name="T6">Orientador_______________________________________________________________________</text:span></text:p>
      <text:p text:style-name="P11"/>
      <text:p text:style-name="P3"><text:span text:style-name="T6">Coordenador________________________________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2pt" fo:font-weight="bold" style:font-size-asian="12pt" style:font-weight-asian="bold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20pt" fo:text-shadow="1pt 1pt" style:font-size-asian="2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12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8pt" fo:font-weight="bold" style:font-size-asian="8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fo:font-size="12pt" style:text-underline-style="solid" style:text-underline-width="auto" style:text-underline-color="font-color" style:font-size-asian="12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style:text-underline-style="solid" style:text-underline-width="auto" style:text-underline-color="font-color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justify" style:justify-single-word="false" fo:keep-with-next="always"/>
      <style:text-properties fo:font-size="12pt" style:font-size-asian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center" style:justify-single-word="false" fo:keep-with-next="always"/>
      <style:text-properties fo:color="#000000"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justify" style:justify-single-word="false" fo:keep-with-next="always"/>
      <style:text-properties fo:font-size="12pt" fo:font-weight="bold" style:font-size-asian="12pt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12pt" style:font-size-asian="12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50%" fo:text-indent="1.251cm" style:auto-text-indent="false" style:border-line-width-top="0.026cm 0.026cm 0.026cm" fo:padding-left="0cm" fo:padding-right="0cm" fo:padding-top="0.035cm" fo:padding-bottom="0cm" fo:border-left="none" fo:border-right="none" fo:border-top="2.24pt double #000000" fo:border-bottom="none"/>
      <style:text-properties fo:font-weight="bold" style:font-weight-asian="bold"/>
    </style:style>
    <style:style style:name="Corpo_20_de_20_texto_20_2" style:display-name="Corpo de texto 2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>
      <style:text-properties fo:font-weight="bold" style:font-weight-asian="bold"/>
    </style:style>
    <style:style style:name="Fonte_20_parág._20_padrão" style:display-name="Fonte parág. padrão" style:family="text"/>
    <style:style style:name="admi_5f_text_5f_list_5f_item1" style:display-name="admi_text_list_item1" style:family="text">
      <style:text-properties fo:color="#000000" style:font-name="Tahoma" fo:font-family="Tahoma" style:font-family-generic="swiss" style:font-pitch="variable" fo:font-size="9pt" fo:font-weight="normal" style:font-size-asian="9pt" style:font-weight-asian="normal" style:font-name-complex="Tahoma" style:font-family-complex="Tahoma" style:font-family-generic-complex="swiss" style:font-pitch-complex="variable" style:font-size-complex="9pt" style:font-weight-complex="normal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apple-tab-span" style:family="text"/>
    <style:style style:name="apple-converted-space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-0.318cm" fo:margin-right="-1.508cm" fo:text-indent="0cm" style:auto-text-indent="false"/>
    </style:style>
    <style:style style:name="MP2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MP3" style:family="paragraph" style:parent-style-name="Standard">
      <style:paragraph-properties fo:text-align="center" style:justify-single-word="false"/>
      <style:text-properties fo:font-size="4pt" fo:font-weight="bold" style:font-size-asian="4pt" style:font-weight-asian="bold" style:font-size-complex="4pt"/>
    </style:style>
    <style:style style:name="MP4" style:family="paragraph" style:parent-style-name="Standard">
      <style:paragraph-properties fo:text-align="center" style:justify-single-word="false"/>
      <style:text-properties fo:font-size="7pt" fo:font-weight="bold" style:font-size-asian="7pt" style:font-weight-asian="bold"/>
    </style:style>
    <style:style style:name="MP5" style:family="paragraph" style:parent-style-name="Standard">
      <style:paragraph-properties fo:text-align="center" style:justify-single-word="false"/>
      <style:text-properties fo:font-size="8pt" fo:font-weight="bold" style:font-size-asian="8pt" style:font-weight-asian="bold" style:font-size-complex="8pt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-left="0.256cm" fo:padding-right="0.256cm" fo:padding-top="0.129cm" fo:padding-bottom="0.129cm" fo:border="none"/>
    </style:style>
    <style:style style:name="M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bottom="0.63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rame2" text:anchor-type="char" svg:x="2.808cm" svg:y="-0.635cm" svg:width="11.361cm" svg:height="2.813cm" draw:z-index="0"><draw:text-box><text:p text:style-name="MP2">MINISTÉRIO DA EDUCAÇÃO</text:p><text:p text:style-name="MP2">Universidade Federal de Alfenas / UNIFAL-MG</text:p><text:p text:style-name="MP2">Programa de Pós-graduação em Estatística Aplicada e Biometria</text:p><text:p text:style-name="MP3"/><text:p text:style-name="MP4">Rua Gabriel Monteiro da Silva, 700. <text:s text:c="2"/>Alfenas - MG <text:s text:c="5"/>CEP 37130-000</text:p><text:p text:style-name="MP4">Fone: (35) 3299-1392 (Secretaria)</text:p><text:p text:style-name="MP5">https://www.unifal-mg.edu.br/ppgeab/</text:p><text:p text:style-name="MP5"/></draw:text-box></draw:frame><draw:frame draw:style-name="Mfr2" draw:name="Image1" text:anchor-type="char" svg:x="14.335cm" svg:y="-0.039cm" svg:width="2.328cm" svg:height="1.79cm" draw:z-index="1"><draw:image xlink:href="Pictures/10000000000001F40000018D79E1FDE382716EB8.jpg" xlink:type="simple" xlink:show="embed" xlink:actuate="onLoad"/><draw:contour-polygon svg:width="4.253cm" svg:height="3.325cm" svg:viewBox="0 0 4253 3325" draw:points="-20,0 -20,3325 4233,3325 4233,0" draw:recreate-on-edit="false"/></draw:frame><draw:frame draw:style-name="Mfr2" draw:name="Image2" text:anchor-type="char" svg:x="0.086cm" svg:y="-0.272cm" svg:width="2.184cm" svg:height="2.184cm" draw:z-index="2"><draw:image xlink:href="Pictures/10000000000001F4000001EE8EF4FCAA0B3A3EB8.jpg" xlink:type="simple" xlink:show="embed" xlink:actuate="onLoad"/><draw:contour-polygon svg:width="4.264cm" svg:height="4.15cm" svg:viewBox="0 0 4264 4150" draw:points="-31,0 -31,4150 4233,4150 4233,0" draw:recreate-on-edit="false"/></draw:frame> <text:s text:c="4"/></text:p>
        <text:p text:style-name="MP1"/>
        <text:p text:style-name="MP1"><text:s text:c="38"/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INCOR</meta:initial-creator>
    <meta:creation-date>2016-01-14T16:06:00</meta:creation-date>
    <dc:creator>P084762</dc:creator>
    <dc:date>2016-01-14T16:06:00</dc:date>
    <meta:print-date>2012-03-30T15:19:00</meta:print-date>
    <meta:editing-cycles>2</meta:editing-cycles>
    <meta:document-statistic meta:table-count="2" meta:image-count="2" meta:object-count="0" meta:page-count="1" meta:paragraph-count="45" meta:word-count="169" meta:character-count="1552" meta:non-whitespace-character-count="1255"/>
    <meta:generator>LibreOffice/5.0.2.2$Linux_X86_64 LibreOffice_project/00m0$Build-2</meta:generator>
  </office:meta>
</office:document-meta>
</file>